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font-size="14pt" officeooo:rsid="00021093" officeooo:paragraph-rsid="00021093"/>
    </style:style>
    <style:style style:name="P2" style:family="paragraph" style:parent-style-name="Standard">
      <style:text-properties fo:font-size="12pt"/>
    </style:style>
    <style:style style:name="P3" style:family="paragraph" style:parent-style-name="Standard">
      <style:text-properties officeooo:paragraph-rsid="0001a995"/>
    </style:style>
    <style:style style:name="P4" style:family="paragraph" style:parent-style-name="Standard">
      <style:text-properties officeooo:paragraph-rsid="00021093"/>
    </style:style>
    <style:style style:name="P5" style:family="paragraph" style:parent-style-name="Standard">
      <style:text-properties officeooo:rsid="00021093" officeooo:paragraph-rsid="00021093"/>
    </style:style>
    <style:style style:name="T1" style:family="text">
      <style:text-properties officeooo:rsid="0001a995"/>
    </style:style>
    <style:style style:name="T2" style:family="text">
      <style:text-properties officeooo:rsid="00021093"/>
    </style:style>
    <style:style style:name="T3" style:family="text">
      <style:text-properties style:text-position="super 58%"/>
    </style:style>
    <style:style style:name="T4" style:family="text">
      <style:text-properties style:text-position="0% 100%"/>
    </style:style>
    <style:style style:name="T5" style:family="text">
      <style:text-properties fo:font-size="18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atyam Bhardwaj</text:p>
      <text:p text:style-name="P5">CSE, 3<text:span text:style-name="T3">rd</text:span> year, 7</text:p>
      <text:p text:style-name="P5"/>
      <text:p text:style-name="P5"><text:s text:c="32"/><text:tab/><text:tab/><text:tab/> <text:s/><text:span text:style-name="T5">ASSIGNMENT 1</text:span></text:p>
      <text:p text:style-name="P5"/>
      <text:p text:style-name="Standard">1.<text:tab/>Display all records in the EMP table.</text:p>
      <text:p text:style-name="Standard"><text:s text:c="3"/>&gt;&gt; select * from emp;</text:p>
      <text:p text:style-name="P2">7369|Smith|Clerk|7902|17-Nov-1980|800||20|</text:p>
      <text:p text:style-name="P2">7499|Allen|Salesman|7698|20-Feb-1981|1600|300|30|</text:p>
      <text:p text:style-name="P2">7521|Ward|Salesman|7698|22-Feb-1981|1250|500|30|</text:p>
      <text:p text:style-name="P2">7566|Jones|Manager|7839|02-Apr-1981|2975||20|</text:p>
      <text:p text:style-name="P2">7654|Martin|Salesman|7698|28-Sept-1981|1250|1400|30|</text:p>
      <text:p text:style-name="P2"/>
      <text:p text:style-name="Standard">2.<text:tab/>Display all employees who are working as managers.</text:p>
      <text:p text:style-name="P4"><text:s text:c="2"/>&gt;&gt; select <text:span text:style-name="T2">Ename</text:span> from emp where Job = 'Manager';</text:p>
      <text:p text:style-name="Standard">Jones</text:p>
      <text:p text:style-name="Standard"/>
      <text:p text:style-name="Standard">3.<text:tab/>Display the detail of employee with employee no. 7369</text:p>
      <text:p text:style-name="Standard"><text:s text:c="2"/>&gt;&gt; select * from emp where empno = 7369;</text:p>
      <text:p text:style-name="Standard">7369|Smith|Clerk|7902|17-Nov-1980|800||20|</text:p>
      <text:p text:style-name="Standard"/>
      <text:p text:style-name="Standard">4.<text:tab/>Display all employees who joined on 1st May,1981.</text:p>
      <text:p text:style-name="Standard">&gt;&gt; select <text:span text:style-name="T2">Ename</text:span> from emp where Hiredate = '01-May-1981';</text:p>
      <text:p text:style-name="P3"><text:span text:style-name="T1">None</text:span></text:p>
      <text:p text:style-name="Standard"/>
      <text:p text:style-name="Standard">5.<text:tab/>Display all employees with salary greater than Rs.1500/-.</text:p>
      <text:p text:style-name="Standard">&gt;&gt; select Ename from emp where Sal &gt; 1500;</text:p>
      <text:p text:style-name="Standard">Allen</text:p>
      <text:p text:style-name="Standard">Jones</text:p>
      <text:p text:style-name="Standard"/>
      <text:p text:style-name="Standard">6.<text:tab/>Display all employees who are not getting any commission.</text:p>
      <text:p text:style-name="Standard">&gt;&gt; <text:s text:c="3"/>select Ename from emp where comm is NULL;</text:p>
      <text:p text:style-name="Standard">Smith</text:p>
      <text:p text:style-name="Standard">Jones</text:p>
      <text:p text:style-name="Standard"/>
      <text:p text:style-name="Standard">7.<text:tab/>Display all employees whose names are starting with “A”.</text:p>
      <text:p text:style-name="Standard">&gt;&gt; select Ename from emp where Ename like 'A%';</text:p>
      <text:p text:style-name="Standard">Allen</text:p>
      <text:p text:style-name="Standard"/>
      <text:p text:style-name="Standard">8.<text:tab/>Add a new attribute Phone No.</text:p>
      <text:p text:style-name="Standard">&gt;&gt; alter table emp add Phone NUMBER(15);</text:p>
      <text:p text:style-name="Standard"/>
      <text:p text:style-name="Standard">9. <text:s/>Change the data type of attribute Job from char to varchar2.</text:p>
      <text:p text:style-name="Standard">&gt;&gt; <text:s/>alter table Emp Modify Job VARCHAR2(20);</text:p>
      <text:p text:style-name="P5">Didn’t work.</text:p>
      <text:p text:style-name="P5"/>
      <text:p text:style-name="Standard"><text:span text:style-name="T2">10. </text:span>Remove the attribute Phone No. from the table.</text:p>
      <text:p text:style-name="P4">&gt;&gt; <text:s/>alter table Emp <text:span text:style-name="T2">drop (Phone);</text:span></text:p>
      <text:p text:style-name="P4"><text:soft-page-break/></text:p>
      <text:p text:style-name="P5">Other questions -</text:p>
      <text:p text:style-name="P5">1. Create the following tables by identifying the primary keys, foreign keys (if any) and</text:p>
      <text:p text:style-name="P5">other constraints. Which table should you create first? Why?</text:p>
      <text:p text:style-name="P5">Ans. <text:s text:c="2"/></text:p>
      <text:p text:style-name="P5"><text:tab/>Dept should be created first, with deptId as the primary key. Emp table is created then having empid as the primary key and deptId as the foreign key which references parent table Dept.</text:p>
      <text:p text:style-name="P5"/>
      <text:p text:style-name="P5">2. <text:s/>Describe the tables.</text:p>
      <text:p text:style-name="P5">Ans.</text:p>
      <text:p text:style-name="P5"><text:tab/>&gt;&gt;&gt; .schema</text:p>
      <text:p text:style-name="P5">CREATE TABLE Dept(</text:p>
      <text:p text:style-name="P5">Dno Number(4) constraint d_pk PRIMARY KEY,</text:p>
      <text:p text:style-name="P5">Dname Varcahr2(6) constraint dn_nl <text:s/>NOT NULL,</text:p>
      <text:p text:style-name="P5">LOC Varchar2(50) constraint l_nl NOT NULL);</text:p>
      <text:p text:style-name="P5"/>
      <text:p text:style-name="P5">CREATE TABLE Emp(</text:p>
      <text:p text:style-name="P5">Empno Number(4) constraint em_pk primary key,</text:p>
      <text:p text:style-name="P5">Ename Varchar2(30) constraint n_nl not null,</text:p>
      <text:p text:style-name="P5">Job Char(12) constraint j_nl not null,</text:p>
      <text:p text:style-name="P5">Mgr Number(4),</text:p>
      <text:p text:style-name="P5">Hiredate Date constraint h_nl not null,</text:p>
      <text:p text:style-name="P5">Sal Number(10) constraint s_nl not null,</text:p>
      <text:p text:style-name="P5">Comm Number(10),</text:p>
      <text:p text:style-name="P5">Deptno Number(4) references Dept(Dno), Phone NUMBER(15));</text:p>
      <text:p text:style-name="P5"/>
      <text:p text:style-name="P5">3. Display all records in the tables.</text:p>
      <text:p text:style-name="P5">&gt;&gt; select * from Emp;</text:p>
      <text:p text:style-name="P5">7369|Smith|Clerk|7902|17-Nov-1980|800||20|</text:p>
      <text:p text:style-name="P5">7499|Allen|Salesman|7698|20-Feb-1981|1600|300|30|</text:p>
      <text:p text:style-name="P5">7521|Ward|Salesman|7698|22-Feb-1981|1250|500|30|</text:p>
      <text:p text:style-name="P5">7566|Jones|Manager|7839|02-Apr-1981|2975||20|</text:p>
      <text:p text:style-name="P5">7654|Martin|Salesman|7698|28-Sept-1981|1250|1400|30|</text:p>
      <text:p text:style-name="P5"/>
      <text:p text:style-name="P5">&gt;&gt; select * from Dept;</text:p>
      <text:p text:style-name="P5">10|Accounting|New York</text:p>
      <text:p text:style-name="P5">20|Research|Dallas</text:p>
      <text:p text:style-name="P5">30|Sales|Chicago</text:p>
      <text:p text:style-name="P5">40|Operations|Boston</text:p>
      <text:p text:style-name="P5"/>
      <text:p text:style-name="P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4-19T15:59:20.368753117</meta:creation-date>
    <dc:date>2021-04-19T16:19:51.739876557</dc:date>
    <meta:editing-duration>PT10S</meta:editing-duration>
    <meta:editing-cycles>1</meta:editing-cycles>
    <meta:document-statistic meta:table-count="0" meta:image-count="0" meta:object-count="0" meta:page-count="2" meta:paragraph-count="70" meta:word-count="354" meta:character-count="2603" meta:non-whitespace-character-count="2262"/>
    <meta:generator>LibreOffice/7.0.5.2$Linux_X86_64 LibreOffice_project/00$Build-2</meta:generator>
  </office:meta>
</office:document-meta>
</file>